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3000000F8BAD2BB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43104" officeooo:paragraph-rsid="00243104"/>
    </style:style>
    <style:style style:name="P2" style:family="paragraph" style:parent-style-name="Textkörper_20_Einrückung_20_Organon">
      <style:text-properties fo:font-size="10pt" style:font-size-asian="10pt" style:font-size-complex="10pt"/>
    </style:style>
    <style:style style:name="P3" style:family="paragraph" style:parent-style-name="Textkörper_20_Einrückung_20_Organon">
      <style:text-properties fo:font-size="14pt" style:font-size-asian="14pt" style:font-size-complex="14pt"/>
    </style:style>
    <style:style style:name="P4" style:family="paragraph" style:parent-style-name="Textkörper_20_Einrückung_20_Organon">
      <style:paragraph-properties fo:line-height="150%"/>
      <style:text-properties fo:font-size="14pt" style:font-size-asian="14pt" style:font-size-complex="14pt"/>
    </style:style>
    <style:style style:name="P5" style:family="paragraph" style:parent-style-name="Text_20_body_20_indent">
      <style:paragraph-properties fo:line-height="150%"/>
    </style:style>
    <style:style style:name="T1" style:family="text">
      <style:text-properties fo:color="#ff0000"/>
    </style:style>
    <style:style style:name="T2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Handbuch</text:h>
            <text:p text:style-name="P1"/>
            <text:p text:style-name="Textkörper_20_Einrückung_20_Organon">Extension für LibreOffice (LO) und OpenOffice (OO)</text:p>
            <text:p text:style-name="Textkörper_20_Einrückung_20_Organon"/>
            <text:p text:style-name="P2">getestet mit: </text:p>
            <text:p text:style-name="P2"><text:tab/>Win7 (LO 4.3.5.2 und OO 4.1.1) </text:p>
            <text:p text:style-name="P2"><text:tab/>Ubuntu 14.04 (LO 4.2.8.2), </text:p>
            <text:p text:style-name="P2"><text:tab/>Kubuntu 14.04 KDE 4.13.3 (LO 4.2.7.2, OO 4.1.1)</text:p>
            <text:p text:style-name="P2"><text:tab/>ungetestet für Mac</text:p>
            <text:p text:style-name="Textkörper_20_Einrückung_20_Organon"/>
            <text:p text:style-name="Textkörper_20_Einrückung_20_Organon"/>
            <text:p text:style-name="Textkörper_20_Einrückung_20_Organon"><text:span text:style-name="T1">Hinweis</text:span>: Dies ist eine Beta Version.</text:p>
            <text:p text:style-name="Text_20_body_20_indent"/>
            <text:p text:style-name="Text_20_body_20_indent"/>
            <text:p text:style-name="P5"><text:span text:style-name="T2">Organon ist ein Werkzeug für eine</text:span> </text:p>
            <text:p text:style-name="P4">übersichtliche Navigation zwischen </text:p>
            <text:p text:style-name="P4">Texten in Writer.</text:p>
            <text:p text:style-name="P4">(OpenOffice und LibreOffice)</text:p>
            <text:p text:style-name="P3"><text:s/></text:p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körper_20_Einrückung_20_Organon">Der Quellcode des Projektes findet sich unter:</text:p>
  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körper_20_Einrückung_20_Organon">Bekannte Fehler sind hier gelistet:</text:p>
  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körper_20_Einrückung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 text:display="none">
        <text:p text:style-name="Standard"/>
      </text:section>
      <text:section text:style-name="Sect1" text:name="OrganonSec58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9:06:55.739000000</meta:creation-date>
    <dc:date>2015-09-09T19:07:09.146000000</dc:date>
    <meta:editing-duration>PT13S</meta:editing-duration>
    <meta:editing-cycles>1</meta:editing-cycles>
    <meta:document-statistic meta:table-count="0" meta:image-count="0" meta:object-count="0" meta:page-count="1" meta:paragraph-count="18" meta:word-count="67" meta:character-count="517" meta:non-whitespace-character-count="453"/>
    <meta:generator>LibreOffice/4.4.5.2$Windows_x86 LibreOffice_project/a22f674fd25a3b6f45bdebf25400ed2adff0ff99</meta:generator>
    <meta:user-defined meta:name="ProjektName">Organon Handbuch</meta:user-defined>
  </office:meta>
</office:document-meta>
</file>